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2.508cm" table:align="left"/>
    </style:style>
    <style:style style:name="Table1.A" style:family="table-column">
      <style:table-column-properties style:column-width="2.397cm"/>
    </style:style>
    <style:style style:name="Table1.B" style:family="table-column">
      <style:table-column-properties style:column-width="6.731cm"/>
    </style:style>
    <style:style style:name="Table1.C" style:family="table-column">
      <style:table-column-properties style:column-width="3.38cm"/>
    </style:style>
    <style:style style:name="Table1.A1" style:family="table-cell">
      <style:table-cell-properties style:vertical-align="middle" fo:padding="0.049cm" fo:border="none"/>
    </style:style>
    <style:style style:name="P1" style:family="paragraph" style:parent-style-name="Heading_20_2">
      <style:text-properties officeooo:paragraph-rsid="0014e381"/>
    </style:style>
    <style:style style:name="P2" style:family="paragraph" style:parent-style-name="Heading_20_2">
      <style:text-properties officeooo:paragraph-rsid="00161d49"/>
    </style:style>
    <style:style style:name="P3" style:family="paragraph" style:parent-style-name="Heading_20_2">
      <style:text-properties officeooo:paragraph-rsid="00192836"/>
    </style:style>
    <style:style style:name="P4" style:family="paragraph" style:parent-style-name="Heading_20_2">
      <style:text-properties fo:font-size="12pt" style:font-size-asian="12pt" style:font-size-complex="12pt"/>
    </style:style>
    <style:style style:name="P5" style:family="paragraph" style:parent-style-name="Heading_20_2">
      <style:text-properties officeooo:paragraph-rsid="001a31e4"/>
    </style:style>
    <style:style style:name="P6" style:family="paragraph" style:parent-style-name="Heading_20_3">
      <style:text-properties officeooo:paragraph-rsid="00161d49"/>
    </style:style>
    <style:style style:name="P7" style:family="paragraph" style:parent-style-name="Preformatted_20_Text">
      <style:text-properties officeooo:paragraph-rsid="00161d49"/>
    </style:style>
    <style:style style:name="P8" style:family="paragraph" style:parent-style-name="Preformatted_20_Text">
      <style:text-properties fo:font-size="12pt" style:font-size-asian="12pt" style:font-size-complex="12pt"/>
    </style:style>
    <style:style style:name="P9" style:family="paragraph" style:parent-style-name="Preformatted_20_Text">
      <style:text-properties fo:font-size="12pt" officeooo:paragraph-rsid="00192836" style:font-size-asian="12pt" style:font-size-complex="12pt"/>
    </style:style>
    <style:style style:name="P10" style:family="paragraph" style:parent-style-name="Preformatted_20_Text" style:list-style-name="L17">
      <style:text-properties fo:font-size="12pt" style:font-size-asian="12pt" style:font-size-complex="12pt"/>
    </style:style>
    <style:style style:name="P11" style:family="paragraph" style:parent-style-name="Preformatted_20_Text">
      <style:text-properties officeooo:paragraph-rsid="00192836"/>
    </style:style>
    <style:style style:name="P12" style:family="paragraph" style:parent-style-name="Preformatted_20_Text" style:list-style-name="L17"/>
    <style:style style:name="P13" style:family="paragraph" style:parent-style-name="Preformatted_20_Text">
      <style:paragraph-properties fo:margin-top="0cm" fo:margin-bottom="0.499cm" loext:contextual-spacing="false"/>
    </style:style>
    <style:style style:name="P14" style:family="paragraph" style:parent-style-name="Preformatted_20_Text">
      <loext:graphic-properties draw:fill="solid" draw:fill-color="#f8f8f8" draw:opacity="100%"/>
      <style:paragraph-properties fo:margin-top="0cm" fo:margin-bottom="0.499cm" loext:contextual-spacing="false" fo:background-color="#f8f8f8"/>
    </style:style>
    <style:style style:name="P15" style:family="paragraph" style:parent-style-name="Preformatted_20_Text">
      <style:paragraph-properties fo:margin-top="0cm" fo:margin-bottom="0.499cm" loext:contextual-spacing="false"/>
      <style:text-properties officeooo:paragraph-rsid="00192836"/>
    </style:style>
    <style:style style:name="P16" style:family="paragraph" style:parent-style-name="Preformatted_20_Text" style:list-style-name="L17">
      <style:paragraph-properties fo:margin-top="0cm" fo:margin-bottom="0.499cm" loext:contextual-spacing="false"/>
    </style:style>
    <style:style style:name="P17" style:family="paragraph" style:parent-style-name="Preformatted_20_Text" style:list-style-name="L17">
      <style:paragraph-properties fo:margin-top="0cm" fo:margin-bottom="0.499cm" loext:contextual-spacing="false"/>
      <style:text-properties officeooo:paragraph-rsid="001a31e4"/>
    </style:style>
    <style:style style:name="P18" style:family="paragraph" style:parent-style-name="Preformatted_20_Text">
      <style:paragraph-properties fo:margin-top="0cm" fo:margin-bottom="0.499cm" loext:contextual-spacing="false"/>
      <style:text-properties fo:font-size="12pt" style:font-size-asian="12pt" style:font-size-complex="12pt"/>
    </style:style>
    <style:style style:name="P19" style:family="paragraph" style:parent-style-name="Preformatted_20_Text">
      <style:paragraph-properties fo:margin-top="0cm" fo:margin-bottom="0.499cm" loext:contextual-spacing="false"/>
      <style:text-properties fo:font-size="12pt" officeooo:paragraph-rsid="001a31e4" style:font-size-asian="12pt" style:font-size-complex="12pt"/>
    </style:style>
    <style:style style:name="P20" style:family="paragraph" style:parent-style-name="Preformatted_20_Text" style:list-style-name="L22">
      <style:paragraph-properties fo:margin-top="0cm" fo:margin-bottom="0.499cm" loext:contextual-spacing="false"/>
    </style:style>
    <style:style style:name="P21" style:family="paragraph" style:parent-style-name="Quotations">
      <style:paragraph-properties fo:margin-left="0cm" fo:margin-right="1cm" fo:text-indent="0cm" style:auto-text-indent="false"/>
    </style:style>
    <style:style style:name="P22" style:family="paragraph" style:parent-style-name="Quotations" style:list-style-name="L22">
      <style:paragraph-properties fo:margin-left="0cm" fo:margin-right="1cm" fo:text-indent="0cm" style:auto-text-indent="false"/>
    </style:style>
    <style:style style:name="P23" style:family="paragraph" style:parent-style-name="Text_20_body" style:list-style-name="L9"/>
    <style:style style:name="P24" style:family="paragraph" style:parent-style-name="Text_20_body" style:list-style-name="L15"/>
    <style:style style:name="P25" style:family="paragraph" style:parent-style-name="Text_20_body" style:list-style-name="L16">
      <style:text-properties officeooo:paragraph-rsid="0014e381"/>
    </style:style>
    <style:style style:name="P26" style:family="paragraph" style:parent-style-name="Text_20_body">
      <style:text-properties fo:font-size="14pt" fo:font-weight="bold" style:font-size-asian="14pt" style:font-weight-asian="bold" style:font-size-complex="14pt" style:font-weight-complex="bold"/>
    </style:style>
    <style:style style:name="P27" style:family="paragraph" style:parent-style-name="Text_20_body">
      <style:text-properties officeooo:paragraph-rsid="00161d49"/>
    </style:style>
    <style:style style:name="P28" style:family="paragraph" style:parent-style-name="Text_20_body">
      <style:text-properties officeooo:paragraph-rsid="00192836"/>
    </style:style>
    <style:style style:name="P29" style:family="paragraph" style:parent-style-name="Text_20_body" style:list-style-name="L17"/>
    <style:style style:name="P30" style:family="paragraph" style:parent-style-name="Text_20_body">
      <style:text-properties fo:font-size="12pt" fo:font-weight="bold" style:font-size-asian="12pt" style:font-weight-asian="bold" style:font-size-complex="12pt" style:font-weight-complex="bold"/>
    </style:style>
    <style:style style:name="P31" style:family="paragraph" style:parent-style-name="Text_20_body" style:list-style-name="L22"/>
    <style:style style:name="P32" style:family="paragraph" style:parent-style-name="Text_20_body">
      <style:text-properties officeooo:rsid="001a31e4" officeooo:paragraph-rsid="001a31e4"/>
    </style:style>
    <style:style style:name="P33" style:family="paragraph" style:parent-style-name="Text_20_body" style:list-style-name="L11">
      <style:paragraph-properties fo:margin-top="0cm" fo:margin-bottom="0cm" loext:contextual-spacing="false"/>
    </style:style>
    <style:style style:name="P34" style:family="paragraph" style:parent-style-name="Text_20_body" style:list-style-name="L12">
      <style:paragraph-properties fo:margin-top="0cm" fo:margin-bottom="0cm" loext:contextual-spacing="false"/>
    </style:style>
    <style:style style:name="P35" style:family="paragraph" style:parent-style-name="Text_20_body" style:list-style-name="L13">
      <style:paragraph-properties fo:margin-top="0cm" fo:margin-bottom="0cm" loext:contextual-spacing="false"/>
    </style:style>
    <style:style style:name="P36" style:family="paragraph" style:parent-style-name="Text_20_body" style:list-style-name="L14">
      <style:paragraph-properties fo:margin-top="0cm" fo:margin-bottom="0cm" loext:contextual-spacing="false"/>
    </style:style>
    <style:style style:name="P37" style:family="paragraph" style:parent-style-name="Text_20_body" style:list-style-name="L16">
      <style:paragraph-properties fo:margin-top="0cm" fo:margin-bottom="0cm" loext:contextual-spacing="false"/>
      <style:text-properties officeooo:paragraph-rsid="0014e381"/>
    </style:style>
    <style:style style:name="T1" style:family="text">
      <style:text-properties officeooo:rsid="0014e381"/>
    </style:style>
    <style:style style:name="T2" style:family="text">
      <style:text-properties style:font-name="Liberation Serif" fo:font-size="24pt" fo:font-weight="bold" officeooo:rsid="0014e381" style:font-name-asian="Noto Serif CJK SC" style:font-size-asian="24pt" style:font-weight-asian="bold" style:font-name-complex="Lohit Devanagari" style:font-size-complex="24pt" style:font-weight-complex="bold"/>
    </style:style>
    <style:style style:name="T3" style:family="text">
      <style:text-properties fo:color="#666666"/>
    </style:style>
    <style:style style:name="T4" style:family="text">
      <style:text-properties officeooo:rsid="00161d49"/>
    </style:style>
    <style:style style:name="T5" style:family="text">
      <style:text-properties fo:font-size="18pt" style:font-size-asian="18pt" style:font-size-complex="18pt"/>
    </style:style>
    <style:style style:name="T6" style:family="text">
      <style:text-properties fo:font-size="18pt" officeooo:rsid="00161d49" style:font-size-asian="18pt" style:font-size-complex="18pt"/>
    </style:style>
    <style:style style:name="T7" style:family="text">
      <style:text-properties fo:font-size="18pt" officeooo:rsid="001a31e4" style:font-size-asian="18pt" style:font-size-complex="18pt"/>
    </style:style>
    <style:style style:name="T8" style:family="text">
      <style:text-properties fo:font-size="18pt" fo:font-weight="bold" officeooo:rsid="0018bb99" style:font-size-asian="18pt" style:font-weight-asian="bold" style:font-size-complex="18pt" style:font-weight-complex="bold"/>
    </style:style>
    <style:style style:name="T9" style:family="text">
      <style:text-properties fo:font-size="18pt" fo:font-weight="bold" officeooo:rsid="00161d49" style:font-size-asian="18pt" style:font-weight-asian="bold" style:font-size-complex="18pt" style:font-weight-complex="bold"/>
    </style:style>
    <style:style style:name="T10" style:family="text">
      <style:text-properties fo:font-size="18pt" fo:font-weight="bold" officeooo:rsid="00192836" style:font-size-asian="18pt" style:font-weight-asian="bold" style:font-size-complex="18pt" style:font-weight-complex="bold"/>
    </style:style>
    <style:style style:name="T11" style:family="text">
      <style:text-properties fo:font-size="18pt" fo:font-weight="normal" officeooo:rsid="00192836" style:font-size-asian="18pt" style:font-weight-asian="normal" style:font-size-complex="18pt" style:font-weight-complex="normal"/>
    </style:style>
    <style:style style:name="T12" style:family="text">
      <style:text-properties fo:font-size="18pt" fo:font-weight="normal" officeooo:rsid="001a31e4" style:font-size-asian="18pt" style:font-weight-asian="normal" style:font-size-complex="18pt" style:font-weight-complex="normal"/>
    </style:style>
    <style:style style:name="T13" style:family="text">
      <style:text-properties fo:font-size="12pt" style:font-size-asian="12pt" style:font-size-complex="12pt"/>
    </style:style>
    <style:style style:name="T14" style:family="text">
      <style:text-properties fo:font-size="12pt" officeooo:rsid="00161d49" style:font-size-asian="12pt" style:font-size-complex="12pt"/>
    </style:style>
    <style:style style:name="T15" style:family="text">
      <style:text-properties fo:font-size="12pt" officeooo:rsid="001a31e4" style:font-size-asian="12pt" style:font-size-complex="12pt"/>
    </style:style>
    <style:style style:name="T16" style:family="text">
      <style:text-properties fo:font-size="12pt" fo:font-weight="normal" officeooo:rsid="00161d49" style:font-size-asian="10.5pt" style:font-weight-asian="normal" style:font-size-complex="12pt" style:font-weight-complex="normal"/>
    </style:style>
    <style:style style:name="T17" style:family="text">
      <style:text-properties fo:font-size="12pt" fo:font-weight="normal" officeooo:rsid="00192836" style:font-size-asian="10.5pt" style:font-weight-asian="normal" style:font-size-complex="12pt" style:font-weight-complex="normal"/>
    </style:style>
    <style:style style:name="T18" style:family="text">
      <style:text-properties fo:font-size="12pt" fo:font-weight="normal" officeooo:rsid="00161d49" style:font-size-asian="12pt" style:font-weight-asian="normal" style:font-size-complex="12pt" style:font-weight-complex="normal"/>
    </style:style>
    <style:style style:name="T19" style:family="text">
      <style:text-properties fo:font-size="12pt" fo:font-weight="normal" officeooo:rsid="00192836" style:font-size-asian="12pt" style:font-weight-asian="normal" style:font-size-complex="12pt" style:font-weight-complex="normal"/>
    </style:style>
    <style:style style:name="T20" style:family="text">
      <style:text-properties fo:font-size="12pt" fo:font-weight="normal" officeooo:rsid="001a31e4" style:font-size-asian="12pt" style:font-weight-asian="normal" style:font-size-complex="12pt" style:font-weight-complex="normal"/>
    </style:style>
    <style:style style:name="T21" style:family="text">
      <style:text-properties fo:font-size="12pt" fo:font-weight="bold" officeooo:rsid="0018bb99" style:font-size-asian="12pt" style:font-weight-asian="bold" style:font-size-complex="12pt" style:font-weight-complex="bold"/>
    </style:style>
    <style:style style:name="T22" style:family="text">
      <style:text-properties fo:font-size="12pt" fo:font-weight="bold" officeooo:rsid="00161d49" style:font-size-asian="12pt" style:font-weight-asian="bold" style:font-size-complex="12pt" style:font-weight-complex="bold"/>
    </style:style>
    <style:style style:name="T23" style:family="text">
      <style:text-properties fo:font-size="12pt" fo:font-weight="bold" officeooo:rsid="00192836" style:font-size-asian="12pt" style:font-weight-asian="bold" style:font-size-complex="12pt" style:font-weight-complex="bold"/>
    </style:style>
    <style:style style:name="T24" style:family="text">
      <style:text-properties fo:font-size="12pt" fo:font-weight="bold" officeooo:rsid="001a31e4" style:font-size-asian="12pt" style:font-weight-asian="bold" style:font-size-complex="12pt" style:font-weight-complex="bold"/>
    </style:style>
    <style:style style:name="T25" style:family="text">
      <style:text-properties fo:font-weight="bold" officeooo:rsid="00192836" style:font-weight-asian="bold" style:font-weight-complex="bold"/>
    </style:style>
    <style:style style:name="T26" style:family="text">
      <style:text-properties fo:font-weight="bold" officeooo:rsid="0018bb99" style:font-weight-asian="bold" style:font-weight-complex="bold"/>
    </style:style>
    <style:style style:name="T27" style:family="text">
      <style:text-properties fo:font-weight="bold" officeooo:rsid="00161d49" style:font-weight-asian="bold" style:font-weight-complex="bold"/>
    </style:style>
    <style:style style:name="T28" style:family="text">
      <style:text-properties fo:font-weight="normal" officeooo:rsid="00161d49" style:font-weight-asian="normal" style:font-weight-complex="normal"/>
    </style:style>
    <style:style style:name="T29" style:family="text">
      <style:text-properties officeooo:rsid="001a31e4"/>
    </style:style>
    <style:style style:name="T30" style:family="text">
      <style:text-properties style:font-name="Liberation Mono" fo:font-size="12pt" fo:font-weight="bold" officeooo:rsid="001a31e4" style:font-name-asian="Noto Sans Mono CJK SC" style:font-size-asian="12pt" style:font-weight-asian="bold" style:font-name-complex="Liberation Mono" style:font-size-complex="12pt" style:font-weight-complex="bold"/>
    </style:style>
    <style:style style:name="T31" style:family="text">
      <style:text-properties style:font-name="Liberation Mono" fo:font-size="18pt" fo:font-weight="normal" officeooo:rsid="001a31e4" style:font-name-asian="Noto Sans Mono CJK SC" style:font-size-asian="18pt" style:font-weight-asian="normal" style:font-name-complex="Liberation Mono" style:font-size-complex="18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stall Kubernetes Cluster on CentOS 7 <text:span text:style-name="T2">using</text:span> kubeadm</text:h>
      <text:p text:style-name="Text_20_body"/>
      <text:p text:style-name="Text_20_body"><text:span text:style-name="T1">T</text:span>his guide will teach you how to deploy a Kubernetes Cluster on CentOS 7 by using kubeadm tool. Kubeadm is a command line tool created to help users bootstrap a Kubernetes cluster. This tool supports cluster lifecycle management functions.</text:p>
      <text:h text:style-name="P1" text:outline-level="2">Step 1: Prepare Kubernetes Servers <text:span text:style-name="T1">(</text:span>Prerequisites<text:span text:style-name="T1">)</text:span></text:h>
      <text:p text:style-name="Text_20_body"><text:span text:style-name="T29">1. </text:span>The minimal server requirements for the servers used in the cluster are:</text:p>
      <text:list xml:id="list267875357" text:style-name="L9">
        <text:list-header>
          <text:p text:style-name="P23">2 GB or more of RAM per machine (any less will leave little room for your apps). </text:p>
        </text:list-header>
      </text:list>
      <text:list xml:id="list1146999209" text:style-name="L11">
        <text:list-item>
          <text:p text:style-name="P33">2 CPUs or more. </text:p>
        </text:list-item>
      </text:list>
      <text:list xml:id="list1779836833" text:style-name="L12">
        <text:list-item>
          <text:p text:style-name="P34">Full network connectivity between all machines in the cluster (public or private network is fine). </text:p>
        </text:list-item>
      </text:list>
      <text:list xml:id="list1443257717" text:style-name="L13">
        <text:list-item>
          <text:p text:style-name="P35">Unique hostname, MAC address, and product_uuid for every node. See <text:a xlink:type="simple" xlink:href="https://kubernetes.io/docs/setup/production-environment/tools/kubeadm/install-kubeadm/#verify-mac-address" text:style-name="Internet_20_link" text:visited-style-name="Visited_20_Internet_20_Link">here</text:a> for more details. </text:p>
        </text:list-item>
      </text:list>
      <text:list xml:id="list2525790853" text:style-name="L14">
        <text:list-item>
          <text:p text:style-name="P36">Certain ports are open on your machines. See <text:a xlink:type="simple" xlink:href="https://kubernetes.io/docs/setup/production-environment/tools/kubeadm/install-kubeadm/#check-required-ports" text:style-name="Internet_20_link" text:visited-style-name="Visited_20_Internet_20_Link">here</text:a> for more details. </text:p>
        </text:list-item>
      </text:list>
      <text:list xml:id="list1598488296" text:style-name="L15">
        <text:list-item>
          <text:p text:style-name="P24">Swap disabled. You <text:span text:style-name="Strong_20_Emphasis">MUST</text:span> disable swap in order for the kubelet to work properly.</text:p>
        </text:list-item>
      </text:list>
      <text:p text:style-name="P32">2.</text:p>
      <table:table table:name="Table1" table:style-name="Table1">
        <table:table-column table:style-name="Table1.A"/>
        <table:table-column table:style-name="Table1.B"/>
        <table:table-column table:style-name="Table1.C"/>
        <table:table-row table:style-name="TableLine94849919668944">
          <table:table-cell table:style-name="Table1.A1" office:value-type="string">
            <text:p text:style-name="Table_20_Contents"><text:span text:style-name="Strong_20_Emphasis">Server Type</text:span></text:p>
          </table:table-cell>
          <table:table-cell table:style-name="Table1.A1" office:value-type="string">
            <text:p text:style-name="Table_20_Contents"><text:span text:style-name="Strong_20_Emphasis">Server Hostname</text:span></text:p>
          </table:table-cell>
          <table:table-cell table:style-name="Table1.A1" office:value-type="string">
            <text:p text:style-name="Table_20_Contents"><text:span text:style-name="Strong_20_Emphasis">Specs</text:span></text:p>
          </table:table-cell>
        </table:table-row>
        <table:table-row table:style-name="TableLine94849919668944">
          <table:table-cell table:style-name="Table1.A1" office:value-type="string">
            <text:p text:style-name="Table_20_Contents">Master</text:p>
          </table:table-cell>
          <table:table-cell table:style-name="Table1.A1" office:value-type="string">
            <text:p text:style-name="Table_20_Contents">k8s-master01.computingforgeeks.com</text:p>
          </table:table-cell>
          <table:table-cell table:style-name="Table1.A1" office:value-type="string">
            <text:p text:style-name="Table_20_Contents">4GB Ram, 2vcpus</text:p>
          </table:table-cell>
        </table:table-row>
        <table:table-row table:style-name="TableLine94849919668944">
          <table:table-cell table:style-name="Table1.A1" office:value-type="string">
            <text:p text:style-name="Table_20_Contents">Worker</text:p>
          </table:table-cell>
          <table:table-cell table:style-name="Table1.A1" office:value-type="string">
            <text:p text:style-name="Table_20_Contents">k8s-worker01.computingforgeeks.com</text:p>
          </table:table-cell>
          <table:table-cell table:style-name="Table1.A1" office:value-type="string">
            <text:p text:style-name="Table_20_Contents">4GB Ram, 2vcpus</text:p>
          </table:table-cell>
        </table:table-row>
        <table:table-row table:style-name="TableLine94849919668944">
          <table:table-cell table:style-name="Table1.A1" office:value-type="string">
            <text:p text:style-name="Table_20_Contents">Worker</text:p>
          </table:table-cell>
          <table:table-cell table:style-name="Table1.A1" office:value-type="string">
            <text:p text:style-name="Table_20_Contents">k8s-worker02.computingforgeeks.com</text:p>
          </table:table-cell>
          <table:table-cell table:style-name="Table1.A1" office:value-type="string">
            <text:p text:style-name="Table_20_Contents">4GB Ram, 2vcpus</text:p>
          </table:table-cell>
        </table:table-row>
      </table:table>
      <text:p text:style-name="Text_20_body"/>
      <text:p text:style-name="P26"><text:span text:style-name="T29">3. </text:span><text:span text:style-name="T13">Login to all servers and update the OS.</text:span></text:p>
      <text:p text:style-name="P13"><text:span text:style-name="Source_20_Text"><text:span text:style-name="T4">s</text:span></text:span><text:span text:style-name="Source_20_Text">udo yum -y update &amp;&amp; sudo systemctl reboot</text:span></text:p>
      <text:p text:style-name="Text_20_body"/>
      <text:h text:style-name="P4" text:outline-level="2"><text:bookmark text:name="verify-mac-address"/><text:span text:style-name="T29">4. </text:span>Verify the MAC address and product_uuid are unique for every node</text:h>
      <text:list xml:id="list406219792" text:style-name="L16">
        <text:list-item>
          <text:p text:style-name="P37">You can get the MAC address of the network interfaces using the command </text:p>
          <text:p text:style-name="P37"><text:span text:style-name="Source_20_Text">ip link</text:span> or <text:span text:style-name="Source_20_Text">ifconfig -a</text:span> </text:p>
        </text:list-item>
        <text:list-item>
          <text:p text:style-name="P25">The product_uuid can be checked by using the command </text:p>
          <text:p text:style-name="P25"><text:span text:style-name="Source_20_Text">sudo cat /sys/class/dmi/id/product_uuid</text:span> </text:p>
        </text:list-item>
      </text:list>
      <text:h text:style-name="P4" text:outline-level="2"><text:bookmark text:name="check-network-adapters"/><text:soft-page-break/><text:span text:style-name="T29">5. </text:span>Check network adapters</text:h>
      <text:p text:style-name="Text_20_body">If you have more than one network adapter, and your Kubernetes components are not reachable on the default route, we recommend you add IP route(s) so Kubernetes cluster addresses go via the appropriate adapter.</text:p>
      <text:h text:style-name="P4" text:outline-level="2"><text:bookmark text:name="check-required-ports"/><text:span text:style-name="T29">6. </text:span>Check required ports</text:h>
      <text:p text:style-name="Text_20_body">These <text:a xlink:type="simple" xlink:href="https://kubernetes.io/docs/reference/ports-and-protocols/" text:style-name="Internet_20_link" text:visited-style-name="Visited_20_Internet_20_Link">required ports</text:a> need to be open in order for Kubernetes components to communicate with each other. You can use telnet to check if a port is open. For example:</text:p>
      <text:p text:style-name="P14"><text:span text:style-name="Source_20_Text">telnet 127.0.0.1 </text:span><text:span text:style-name="Source_20_Text"><text:span text:style-name="T3">6443</text:span></text:span></text:p>
      <text:p text:style-name="Text_20_body"/>
      <text:p text:style-name="P30"><text:span text:style-name="T29">7. </text:span>Open Below ports in the <text:span text:style-name="T4">Firewall / </text:span>Security Group.</text:p>
      <text:h text:style-name="Heading_20_4" text:outline-level="4"><text:bookmark text:name="user-content-master-node"/>Master node:</text:h>
      <text:p text:style-name="Text_20_body"><text:span text:style-name="Source_20_Text">6443 32750 10250 4443 443 8080 </text:span></text:p>
      <text:h text:style-name="Heading_20_5" text:outline-level="5"><text:bookmark text:name="user-content-on-master-node-and-worker-node"/>On Master node and Worker node:</text:h>
      <text:p text:style-name="Text_20_body"><text:span text:style-name="Source_20_Text">179</text:span></text:p>
      <text:p text:style-name="Text_20_body"/>
      <text:h text:style-name="Heading_20_3" text:outline-level="3"><text:span text:style-name="Source_20_Text"><text:span text:style-name="T7">Step 2 : </text:span></text:span><text:span text:style-name="Source_20_Text"><text:span text:style-name="T5">On </text:span></text:span><text:span text:style-name="Source_20_Text"><text:span text:style-name="T6">All Servers - </text:span></text:span><text:span text:style-name="Source_20_Text"><text:span text:style-name="T5">Master and Worker:</text:span></text:span></text:h>
      <text:p text:style-name="Text_20_body">Perform all the commands as root user unless otherwise specified</text:p>
      <text:h text:style-name="P6" text:outline-level="3"><text:span text:style-name="Source_20_Text"><text:span text:style-name="T15">1. </text:span></text:span><text:span text:style-name="Source_20_Text"><text:span text:style-name="T14">Install Container runtime</text:span></text:span></text:h>
      <text:p text:style-name="P27"><text:span text:style-name="Source_20_Text"><text:span text:style-name="T14">To run containers in Pods, Kubernetes uses a container runtime using Docker:</text:span></text:span></text:p>
      <text:p text:style-name="P7"><text:span text:style-name="Source_20_Text"><text:span text:style-name="Emphasis"><text:span text:style-name="T14"># Install packages</text:span></text:span></text:span></text:p>
      <text:p text:style-name="Preformatted_20_Text"><text:span text:style-name="Source_20_Text"><text:span text:style-name="T13">sudo yum install -y yum-utils device-mapper-persistent-data lvm2</text:span></text:span></text:p>
      <text:p text:style-name="Preformatted_20_Text"><text:span text:style-name="Source_20_Text"><text:span text:style-name="T13">sudo yum-config-manager --add-repo https://download.docker.com/linux/centos/docker-ce.repo</text:span></text:span></text:p>
      <text:p text:style-name="Preformatted_20_Text"><text:span text:style-name="Source_20_Text"><text:span text:style-name="T13">sudo yum install docker-ce docker-ce-cli containerd.io</text:span></text:span></text:p>
      <text:p text:style-name="P8"/>
      <text:p text:style-name="Preformatted_20_Text"><text:span text:style-name="Emphasis"><text:span text:style-name="T13"># Create required directories</text:span></text:span></text:p>
      <text:p text:style-name="Preformatted_20_Text"><text:span text:style-name="Source_20_Text"><text:span text:style-name="T13">sudo mkdir /etc/docker</text:span></text:span></text:p>
      <text:p text:style-name="Preformatted_20_Text"><text:span text:style-name="Source_20_Text"><text:span text:style-name="T13">sudo mkdir -p /etc/systemd/system/docker.service.d</text:span></text:span></text:p>
      <text:p text:style-name="P8"/>
      <text:p text:style-name="Preformatted_20_Text"><text:span text:style-name="Emphasis"><text:span text:style-name="T13"># Create daemon json config file</text:span></text:span></text:p>
      <text:p text:style-name="Preformatted_20_Text"><text:span text:style-name="Source_20_Text"><text:span text:style-name="T13">sudo tee /etc/docker/daemon.json &lt;&lt;EOF</text:span></text:span></text:p>
      <text:p text:style-name="Preformatted_20_Text"><text:span text:style-name="Source_20_Text"><text:span text:style-name="T13">{</text:span></text:span></text:p>
      <text:p text:style-name="Preformatted_20_Text"><text:span text:style-name="Source_20_Text"><text:span text:style-name="T13"><text:s text:c="2"/>"exec-opts": ["native.cgroupdriver=systemd"],</text:span></text:span></text:p>
      <text:p text:style-name="Preformatted_20_Text"><text:span text:style-name="Source_20_Text"><text:span text:style-name="T13"><text:s text:c="2"/>"log-driver": "json-file",</text:span></text:span></text:p>
      <text:p text:style-name="Preformatted_20_Text"><text:span text:style-name="Source_20_Text"><text:span text:style-name="T13"><text:s text:c="2"/>"log-opts": {</text:span></text:span></text:p>
      <text:p text:style-name="Preformatted_20_Text"><text:soft-page-break/><text:span text:style-name="Source_20_Text"><text:span text:style-name="T13"><text:s text:c="4"/>"max-size": "100m"</text:span></text:span></text:p>
      <text:p text:style-name="Preformatted_20_Text"><text:span text:style-name="Source_20_Text"><text:span text:style-name="T13"><text:s text:c="2"/>},</text:span></text:span></text:p>
      <text:p text:style-name="Preformatted_20_Text"><text:span text:style-name="Source_20_Text"><text:span text:style-name="T13"><text:s text:c="2"/>"storage-driver": "overlay2",</text:span></text:span></text:p>
      <text:p text:style-name="Preformatted_20_Text"><text:span text:style-name="Source_20_Text"><text:span text:style-name="T13"><text:s text:c="2"/>"storage-opts": [</text:span></text:span></text:p>
      <text:p text:style-name="Preformatted_20_Text"><text:span text:style-name="Source_20_Text"><text:span text:style-name="T13"><text:s text:c="4"/>"overlay2.override_kernel_check=true"</text:span></text:span></text:p>
      <text:p text:style-name="Preformatted_20_Text"><text:span text:style-name="Source_20_Text"><text:span text:style-name="T13"><text:s text:c="2"/>]</text:span></text:span></text:p>
      <text:p text:style-name="Preformatted_20_Text"><text:span text:style-name="Source_20_Text"><text:span text:style-name="T13">}</text:span></text:span></text:p>
      <text:p text:style-name="Preformatted_20_Text"><text:span text:style-name="Source_20_Text"><text:span text:style-name="T13">EOF</text:span></text:span></text:p>
      <text:p text:style-name="P8"/>
      <text:p text:style-name="Preformatted_20_Text"><text:span text:style-name="Emphasis"><text:span text:style-name="T13"># Start and enable Services</text:span></text:span></text:p>
      <text:p text:style-name="Preformatted_20_Text"><text:span text:style-name="Source_20_Text"><text:span text:style-name="T13">sudo systemctl daemon-reload </text:span></text:span></text:p>
      <text:p text:style-name="Preformatted_20_Text"><text:span text:style-name="Source_20_Text"><text:span text:style-name="T13">sudo systemctl restart docker</text:span></text:span></text:p>
      <text:p text:style-name="P13"><text:span text:style-name="Source_20_Text"><text:span text:style-name="T13">sudo systemctl enable docker</text:span></text:span></text:p>
      <text:h text:style-name="P6" text:outline-level="3"><text:span text:style-name="Source_20_Text"><text:span text:style-name="T15">2. </text:span></text:span><text:span text:style-name="Source_20_Text"><text:span text:style-name="T14">Using Containerd</text:span></text:span></text:h>
      <text:p text:style-name="P27"><text:span text:style-name="Source_20_Text"><text:span text:style-name="T14">Below are the installation steps for Containerd.</text:span></text:span></text:p>
      <text:p text:style-name="P7"><text:span text:style-name="Source_20_Text"><text:span text:style-name="Emphasis"><text:span text:style-name="T14"># Configure persistent loading of modules</text:span></text:span></text:span></text:p>
      <text:p text:style-name="Preformatted_20_Text"><text:span text:style-name="Source_20_Text"><text:span text:style-name="T13">sudo tee /etc/modules-load.d/containerd.conf &lt;&lt;EOF</text:span></text:span></text:p>
      <text:p text:style-name="Preformatted_20_Text"><text:span text:style-name="Source_20_Text"><text:span text:style-name="T13">overlay</text:span></text:span></text:p>
      <text:p text:style-name="Preformatted_20_Text"><text:span text:style-name="Source_20_Text"><text:span text:style-name="T13">br_netfilter</text:span></text:span></text:p>
      <text:p text:style-name="Preformatted_20_Text"><text:span text:style-name="Source_20_Text"><text:span text:style-name="T13">EOF</text:span></text:span></text:p>
      <text:p text:style-name="P8"/>
      <text:p text:style-name="Preformatted_20_Text"><text:span text:style-name="Emphasis"><text:span text:style-name="T13"># Load at runtime</text:span></text:span></text:p>
      <text:p text:style-name="Preformatted_20_Text"><text:span text:style-name="Source_20_Text"><text:span text:style-name="T13">sudo modprobe overlay</text:span></text:span></text:p>
      <text:p text:style-name="Preformatted_20_Text"><text:span text:style-name="Source_20_Text"><text:span text:style-name="T13">sudo modprobe br_netfilter</text:span></text:span></text:p>
      <text:p text:style-name="P8"/>
      <text:p text:style-name="Preformatted_20_Text"><text:span text:style-name="Emphasis"><text:span text:style-name="T13"># Ensure sysctl params are set</text:span></text:span></text:p>
      <text:p text:style-name="Preformatted_20_Text"><text:span text:style-name="Source_20_Text"><text:span text:style-name="T13">sudo tee /etc/sysctl.d/kubernetes.conf&lt;&lt;EOF</text:span></text:span></text:p>
      <text:p text:style-name="Preformatted_20_Text"><text:span text:style-name="Source_20_Text"><text:span text:style-name="T13">net.bridge.bridge-nf-call-ip6tables = 1</text:span></text:span></text:p>
      <text:p text:style-name="Preformatted_20_Text"><text:span text:style-name="Source_20_Text"><text:span text:style-name="T13">net.bridge.bridge-nf-call-iptables = 1</text:span></text:span></text:p>
      <text:p text:style-name="Preformatted_20_Text"><text:span text:style-name="Source_20_Text"><text:span text:style-name="T13">net.ipv4.ip_forward = 1</text:span></text:span></text:p>
      <text:p text:style-name="Preformatted_20_Text"><text:span text:style-name="Source_20_Text"><text:span text:style-name="T13">EOF</text:span></text:span></text:p>
      <text:p text:style-name="P8"/>
      <text:p text:style-name="Preformatted_20_Text"><text:span text:style-name="Emphasis"><text:span text:style-name="T13"># Reload configs</text:span></text:span></text:p>
      <text:p text:style-name="Preformatted_20_Text"><text:span text:style-name="Source_20_Text"><text:span text:style-name="T13">sudo sysctl --system</text:span></text:span></text:p>
      <text:p text:style-name="P8"/>
      <text:p text:style-name="Preformatted_20_Text"><text:span text:style-name="Emphasis"><text:span text:style-name="T13"># Install required packages</text:span></text:span></text:p>
      <text:p text:style-name="Preformatted_20_Text"><text:span text:style-name="Source_20_Text"><text:span text:style-name="T13">sudo yum install -y yum-utils device-mapper-persistent-data lvm2</text:span></text:span></text:p>
      <text:p text:style-name="P8"/>
      <text:p text:style-name="Preformatted_20_Text"><text:span text:style-name="Emphasis"><text:span text:style-name="T13"># Add Docker repo</text:span></text:span></text:p>
      <text:p text:style-name="Preformatted_20_Text"><text:span text:style-name="Source_20_Text"><text:span text:style-name="T13">sudo yum-config-manager --add-repo https://download.docker.com/linux/centos/docker-ce.repo</text:span></text:span></text:p>
      <text:p text:style-name="P8"/>
      <text:p text:style-name="Preformatted_20_Text"><text:span text:style-name="Emphasis"><text:span text:style-name="T13"># Install containerd</text:span></text:span></text:p>
      <text:p text:style-name="Preformatted_20_Text"><text:span text:style-name="Source_20_Text"><text:span text:style-name="T13">sudo yum update -y &amp;&amp; yum install -y containerd.io</text:span></text:span></text:p>
      <text:p text:style-name="P8"/>
      <text:p text:style-name="Preformatted_20_Text"><text:span text:style-name="Emphasis"><text:span text:style-name="T13"># Configure containerd and start service</text:span></text:span></text:p>
      <text:p text:style-name="Preformatted_20_Text"><text:span text:style-name="Source_20_Text"><text:span text:style-name="T13">sudo mkdir -p /etc/containerd</text:span></text:span></text:p>
      <text:p text:style-name="Preformatted_20_Text"><text:soft-page-break/><text:span text:style-name="Source_20_Text"><text:span text:style-name="T13">sudo containerd config default &gt; /etc/containerd/config.toml</text:span></text:span></text:p>
      <text:p text:style-name="P8"/>
      <text:p text:style-name="Preformatted_20_Text"><text:span text:style-name="Emphasis"><text:span text:style-name="T13"># restart containerd</text:span></text:span></text:p>
      <text:p text:style-name="Preformatted_20_Text"><text:span text:style-name="Source_20_Text"><text:span text:style-name="T13">sudo systemctl restart containerd</text:span></text:span></text:p>
      <text:p text:style-name="P13"><text:span text:style-name="Source_20_Text"><text:span text:style-name="T13">sudo systemctl enable containerd</text:span></text:span></text:p>
      <text:h text:style-name="P2" text:outline-level="2"><text:span text:style-name="Source_20_Text"><text:span text:style-name="T15">3. </text:span></text:span><text:span text:style-name="Source_20_Text"><text:span text:style-name="T14">Disable SELinux and Swap</text:span></text:span></text:h>
      <text:p text:style-name="P27"><text:span text:style-name="Source_20_Text"><text:span text:style-name="T14">If you have SELinux in enforcing mode, turn it off or use Permissive mode.</text:span></text:span></text:p>
      <text:p text:style-name="P7"><text:span text:style-name="Source_20_Text"><text:span text:style-name="T14">sudo setenforce 0</text:span></text:span></text:p>
      <text:p text:style-name="P13"><text:span text:style-name="Source_20_Text"><text:span text:style-name="T13">sudo sed -i 's/^SELINUX=.*/SELINUX=permissive/g' /etc/selinux/config</text:span></text:span></text:p>
      <text:p text:style-name="P27"><text:span text:style-name="Source_20_Text"><text:span text:style-name="T14">Turn off swap.</text:span></text:span></text:p>
      <text:p text:style-name="P7"><text:span text:style-name="Source_20_Text"><text:span text:style-name="T14">sudo sed -i '/ swap / s/^\(.*\)$/#\1/g' /etc/fstab</text:span></text:span></text:p>
      <text:p text:style-name="P13"><text:span text:style-name="Source_20_Text"><text:span text:style-name="T13">sudo swapoff -a</text:span></text:span></text:p>
      <text:h text:style-name="P2" text:outline-level="2"><text:span text:style-name="Source_20_Text"><text:span text:style-name="T30">4. </text:span></text:span><text:span text:style-name="Source_20_Text"><text:span text:style-name="T14">Configure Firewalld</text:span></text:span></text:h>
      <text:p text:style-name="P27"><text:span text:style-name="Source_20_Text"><text:span text:style-name="T14">disable firewalld on your nodes:</text:span></text:span></text:p>
      <text:p text:style-name="P7"><text:span text:style-name="Source_20_Text"><text:span text:style-name="T14">sudo systemctl disable --now firewalld</text:span></text:span></text:p>
      <text:p text:style-name="P7"><text:span text:style-name="Source_20_Text"><text:span text:style-name="T14">systemctl stop firewalld</text:span></text:span></text:p>
      <text:p text:style-name="P27"><text:span text:style-name="Source_20_Text"><text:span text:style-name="T13"/></text:span></text:p>
      <text:p text:style-name="P28"><text:span text:style-name="Source_20_Text"><text:span text:style-name="T24">5</text:span></text:span><text:span text:style-name="Source_20_Text"><text:span text:style-name="T21">. </text:span></text:span><text:span text:style-name="Source_20_Text"><text:span text:style-name="T22">Update sysctl settings for Kubernetes networking</text:span></text:span></text:p>
      <text:p text:style-name="P11"><text:span text:style-name="Source_20_Text"><text:span text:style-name="T14">sudo modprobe overlay</text:span></text:span></text:p>
      <text:p text:style-name="P11"><text:span text:style-name="Source_20_Text"><text:span text:style-name="T13">sudo modprobe br_netfilter</text:span></text:span></text:p>
      <text:p text:style-name="P9"/>
      <text:p text:style-name="P11"><text:span text:style-name="Source_20_Text"><text:span text:style-name="T13">sudo tee /etc/sysctl.d/kubernetes.conf&lt;&lt;EOF</text:span></text:span></text:p>
      <text:p text:style-name="P11"><text:span text:style-name="Source_20_Text"><text:span text:style-name="T13">net.bridge.bridge-nf-call-ip6tables = 1</text:span></text:span></text:p>
      <text:p text:style-name="P11"><text:span text:style-name="Source_20_Text"><text:span text:style-name="T13">net.bridge.bridge-nf-call-iptables = 1</text:span></text:span></text:p>
      <text:p text:style-name="P11"><text:span text:style-name="Source_20_Text"><text:span text:style-name="T13">net.ipv4.ip_forward = 1</text:span></text:span></text:p>
      <text:p text:style-name="P11"><text:span text:style-name="Source_20_Text"><text:span text:style-name="T13">EOF</text:span></text:span></text:p>
      <text:p text:style-name="P9"/>
      <text:p text:style-name="P15"><text:span text:style-name="Source_20_Text"><text:span text:style-name="T18">sudo sysctl --system</text:span></text:span></text:p>
      <text:p text:style-name="P28"><text:span text:style-name="Source_20_Text"><text:span text:style-name="T18"/></text:span></text:p>
      <text:h text:style-name="P5" text:outline-level="2"><text:span text:style-name="Source_20_Text"><text:span text:style-name="T24">Step 3 : </text:span></text:span><text:span text:style-name="Source_20_Text"><text:span text:style-name="T23">Kubernetes Setup </text:span></text:span><text:span text:style-name="Source_20_Text"><text:span text:style-name="T24">on all server</text:span></text:span></text:h>
      <text:h text:style-name="P5" text:outline-level="2"><text:span text:style-name="Source_20_Text"><text:span text:style-name="T24">1. </text:span></text:span><text:span text:style-name="T13">Add yum repository for kubernetes packages </text:span></text:h>
      <text:list xml:id="list1545373281" text:style-name="L17">
        <text:list-header>
          <text:p text:style-name="P10">cat &gt;&gt;/etc/yum.repos.d/kubernetes.repo&lt;&lt;EOF</text:p>
          <text:p text:style-name="P10">[kubernetes]</text:p>
          <text:p text:style-name="P10">name=Kubernetes</text:p>
          <text:p text:style-name="P10"><text:soft-page-break/>baseurl=https://packages.cloud.google.com/yum/repos/kubernetes-el7-x86_64</text:p>
          <text:p text:style-name="P10">enabled=1</text:p>
          <text:p text:style-name="P10">gpgcheck=1</text:p>
          <text:p text:style-name="P10">repo_gpgcheck=1</text:p>
          <text:p text:style-name="P10">gpgkey=https://packages.cloud.google.com/yum/doc/yum-key.gpg</text:p>
          <text:p text:style-name="P10"><text:s text:c="8"/>https://packages.cloud.google.com/yum/doc/rpm-package-key.gpg</text:p>
          <text:p text:style-name="P17"><text:span text:style-name="T13">EOF </text:span></text:p>
          <text:p text:style-name="P17"><text:span text:style-name="T15">2. </text:span>Install Kubernetes </text:p>
          <text:p text:style-name="P16">yum install -y kubeadm kubelet kubectl</text:p>
          <text:p text:style-name="P29"><text:span text:style-name="T29">3. </text:span>Enable and Start kubelet service </text:p>
          <text:p text:style-name="P12">systemctl enable kubelet</text:p>
          <text:p text:style-name="P16">systemctl start kubelet</text:p>
        </text:list-header>
      </text:list>
      <text:h text:style-name="P3" text:outline-level="2"><text:bookmark text:name="user-content-on-master-node"/><text:span text:style-name="Source_20_Text"><text:span text:style-name="T11">Step </text:span></text:span><text:span text:style-name="Source_20_Text"><text:span text:style-name="T31">4</text:span></text:span><text:span text:style-name="Source_20_Text"><text:span text:style-name="T11">: On Master Node:</text:span></text:span></text:h>
      <text:p text:style-name="P28"><text:span text:style-name="Source_20_Text"><text:span text:style-name="T20">1</text:span></text:span><text:span text:style-name="Source_20_Text"><text:span text:style-name="T19">. Initialize Kubernetes Cluster</text:span></text:span></text:p>
      <text:p text:style-name="P15"><text:span text:style-name="T13">kubeadm init --apiserver-advertise-address=&lt;MasterServerIP&gt; --pod-network-cidr=192.168.0.0/16</text:span></text:p>
      <text:p text:style-name="P15"><text:span text:style-name="T15">2. </text:span><text:span text:style-name="T13">Create a user for kubernetes administration and copy kube config file.<text:line-break/></text:span></text:p>
      <text:p text:style-name="P15"><text:span text:style-name="Source_20_Text"><text:span text:style-name="T13">To be able to use kubectl command to connect and interact with the cluster, the user needs kube config file.</text:span></text:span><text:span text:style-name="T13"><text:line-break/></text:span></text:p>
      <text:p text:style-name="P15"><text:span text:style-name="T13">In this case, we are creating a user called </text:span><text:span text:style-name="Source_20_Text"><text:span text:style-name="T13">kubeadmin</text:span></text:span></text:p>
      <text:p text:style-name="P8">useradd kubeadmin </text:p>
      <text:p text:style-name="P8">mkdir /home/kubeadmin/.kube</text:p>
      <text:p text:style-name="P8">cp /etc/kubernetes/admin.conf /home/kubeadmin/.kube/config</text:p>
      <text:p text:style-name="P15"><text:span text:style-name="T13">chown -R kubeadmin:kubeadmin /home/kubeadmin/.kube</text:span></text:p>
      <text:p text:style-name="P15"><text:span text:style-name="T15">3. </text:span><text:span text:style-name="T13">Deploy Calico network as a </text:span><text:span text:style-name="Strong_20_Emphasis"><text:span text:style-name="T13">kubeadmin</text:span></text:span><text:span text:style-name="T13"> user.</text:span></text:p>
      <text:p text:style-name="P21"><text:span text:style-name="T13">This should be executed as a user (heare as a </text:span><text:span text:style-name="Strong_20_Emphasis"><text:span text:style-name="T13">kubeadmin</text:span></text:span><text:span text:style-name="T13"> )</text:span></text:p>
      <text:p text:style-name="P8">sudo su - kubeadmin </text:p>
      <text:p text:style-name="P8">curl https://docs.projectcalico.org/manifests/calico-typha.yaml -o calico.yaml</text:p>
      <text:p text:style-name="P19">kubectl apply -f calico.yaml</text:p>
      <text:p text:style-name="P19"><text:soft-page-break/><text:span text:style-name="T29">4. </text:span>Cluster join command</text:p>
      <text:p text:style-name="P18">kubeadm token create --print-join-command</text:p>
      <text:h text:style-name="P3" text:outline-level="2"><text:span text:style-name="Source_20_Text"><text:span text:style-name="T12">Step 4 :</text:span></text:span><text:span text:style-name="Source_20_Text"><text:span text:style-name="T11">On Worker Node:</text:span></text:span></text:h>
      <text:list xml:id="list1052288186" text:style-name="L22">
        <text:list-item>
          <text:p text:style-name="P31">Add worker nodes to cluster</text:p>
          <text:p text:style-name="P22">Use the output from <text:span text:style-name="Strong_20_Emphasis">kubeadm token create</text:span> command in previous step from the master server and run here.</text:p>
        </text:list-item>
        <text:list-item>
          <text:p text:style-name="P31">Verifying the cluster To Get Nodes status</text:p>
          <text:p text:style-name="P20">kubectl get nodes</text:p>
          <text:p text:style-name="P31">To Get component status</text:p>
          <text:p text:style-name="P20">kubectl get cs</text:p>
        </text:list-item>
      </text:list>
      <text:p text:style-name="P28"><text:span text:style-name="Source_20_Text"><text:span text:style-name="T17"/></text:span></text:p>
      <text:p text:style-name="P28"><text:span text:style-name="Source_20_Text"><text:span text:style-name="T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1:39:51.443091968</meta:creation-date>
    <dc:date>2022-03-25T16:17:12.531975119</dc:date>
    <meta:editing-duration>PT15S</meta:editing-duration>
    <meta:editing-cycles>1</meta:editing-cycles>
    <meta:document-statistic meta:table-count="1" meta:image-count="0" meta:object-count="0" meta:page-count="6" meta:paragraph-count="160" meta:word-count="853" meta:character-count="6108" meta:non-whitespace-character-count="5386"/>
    <meta:generator>LibreOffice/6.4.7.2$Linux_X86_64 LibreOffice_project/40$Build-2</meta:generator>
  </office:meta>
</office:document-meta>
</file>